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ConnectionFactoryTests.testWithConnectionFactoryAndLocalExceptionListenerWithRe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ingleConnectionFactoryTests.testCaching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ingleConnectionFactoryTests.testWithConnectionFactoryAndExceptionListenerAndReconnect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ngleConnectionFactoryTests.testWithConnectionFactoryAndExcep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ngleConnectionFactoryTests.testWithConnectionFactoryAndReconnect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ngleConnectionFactoryTests.testWithConnectionFactoryAndCli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ngleConnectionFactoryTests.testWith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ngleConnectionFactoryTests.testWithTopicConnectionFactoryAndJms11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ngleConnectionFactoryTests.onException( JMS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ngleConnectionFactoryTests.testWithTopicConnectionFactoryAndJms102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ngleConnectionFactoryTests.testWith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ngleConnectionFactoryTests.testWithQueu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ngleConnectionFactoryTests.testWithQueueConnectionFactoryAndJms102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ngleConnectionFactoryTests.testWithQueueConnectionFactoryAndJms11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ngleConnectionFactoryTests.testWithTopic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ngleConnectionFactoryTests.testCachingConnectionFactoryWithTopicConnectionFactoryAndJms102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ingleConnectionFactoryTests.testCachingConnectionFactoryWithQueueConnectionFactoryAndJms102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ingleConnectionFactoryTests.testWithConnectionFactoryAndLocalExceptionListenerWith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ingleConnectionFactoryTests.testWithConnectionAggregatedStart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